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D0000011752614D2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Luxi Serif" svg:font-family="'Luxi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master-page-name="Standard"/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5.2917in" svg:height="3.8752in" draw:z-index="0"><draw:image xlink:href="Pictures/100000000000017D0000011752614D2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Luxi Serif" svg:font-family="'Luxi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pl" fo:country="PL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title</dc:title>
    <dc:description>comments</dc:description>
    <dc:subject>subject</dc:subject>
    <meta:initial-creator>user_0</meta:initial-creator>
    <meta:creation-date>2006-05-09T19:30:30</meta:creation-date>
    <dc:date>2008-02-08T11:26:29</dc:date>
    <meta:print-date>2113-01-01T00:00:00</meta:print-date>
    <meta:keyword>keywords</meta:keyword>
    <dc:language>pl-PL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